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f844" officeooo:paragraph-rsid="000df844"/>
    </style:style>
    <style:style style:name="P2" style:family="paragraph" style:parent-style-name="Standard">
      <style:text-properties officeooo:rsid="0012bfa5" officeooo:paragraph-rsid="0012bfa5"/>
    </style:style>
    <style:style style:name="P3" style:family="paragraph" style:parent-style-name="Standard">
      <style:text-properties officeooo:rsid="00149a33" officeooo:paragraph-rsid="00149a33"/>
    </style:style>
    <style:style style:name="P4" style:family="paragraph" style:parent-style-name="Standard">
      <style:text-properties officeooo:rsid="0017a830" officeooo:paragraph-rsid="0017a830"/>
    </style:style>
    <style:style style:name="P5" style:family="paragraph" style:parent-style-name="Standard">
      <style:text-properties officeooo:rsid="0018e651" officeooo:paragraph-rsid="0018e651"/>
    </style:style>
    <style:style style:name="P6" style:family="paragraph" style:parent-style-name="Standard">
      <style:text-properties officeooo:rsid="001a30c0" officeooo:paragraph-rsid="001a30c0"/>
    </style:style>
    <style:style style:name="P7" style:family="paragraph" style:parent-style-name="Standard">
      <style:text-properties officeooo:rsid="001b0846" officeooo:paragraph-rsid="001b0846"/>
    </style:style>
    <style:style style:name="P8" style:family="paragraph" style:parent-style-name="Standard">
      <style:text-properties officeooo:rsid="001b2944" officeooo:paragraph-rsid="001b2944"/>
    </style:style>
    <style:style style:name="P9" style:family="paragraph" style:parent-style-name="Standard">
      <style:text-properties officeooo:rsid="001d4b24" officeooo:paragraph-rsid="001d4b24"/>
    </style:style>
    <style:style style:name="P10" style:family="paragraph" style:parent-style-name="Standard">
      <style:text-properties officeooo:rsid="001eaaa1" officeooo:paragraph-rsid="001eaaa1"/>
    </style:style>
    <style:style style:name="P11" style:family="paragraph" style:parent-style-name="Standard">
      <style:text-properties fo:color="#ff3333" officeooo:rsid="0020683c" officeooo:paragraph-rsid="0020683c"/>
    </style:style>
    <style:style style:name="P12" style:family="paragraph" style:parent-style-name="Standard">
      <style:text-properties fo:color="#ff3333" officeooo:rsid="0023d149" officeooo:paragraph-rsid="0023d149"/>
    </style:style>
    <style:style style:name="P13" style:family="paragraph" style:parent-style-name="Standard">
      <style:text-properties fo:color="#ff3333" officeooo:rsid="0022a3cf" officeooo:paragraph-rsid="0023d149"/>
    </style:style>
    <style:style style:name="P14" style:family="paragraph" style:parent-style-name="Standard">
      <style:text-properties officeooo:rsid="0021b031" officeooo:paragraph-rsid="0021b031"/>
    </style:style>
    <style:style style:name="P15" style:family="paragraph" style:parent-style-name="Standard">
      <style:text-properties officeooo:rsid="00228e7e" officeooo:paragraph-rsid="00228e7e"/>
    </style:style>
    <style:style style:name="P16" style:family="paragraph" style:parent-style-name="Standard">
      <style:text-properties officeooo:rsid="0022fd5d" officeooo:paragraph-rsid="0022fd5d"/>
    </style:style>
    <style:style style:name="P17" style:family="paragraph" style:parent-style-name="Standard">
      <style:text-properties fo:color="#000000" officeooo:rsid="0023d149" officeooo:paragraph-rsid="0023d149"/>
    </style:style>
    <style:style style:name="P18" style:family="paragraph" style:parent-style-name="Standard">
      <style:text-properties fo:color="#000000" fo:font-weight="bold" officeooo:rsid="0037c02e" officeooo:paragraph-rsid="0037c02e" style:font-weight-asian="bold" style:font-weight-complex="bold"/>
    </style:style>
    <style:style style:name="P19" style:family="paragraph" style:parent-style-name="Standard">
      <style:text-properties fo:color="#000000" fo:font-weight="normal" officeooo:rsid="0037c02e" officeooo:paragraph-rsid="0037c02e" style:font-weight-asian="normal" style:font-weight-complex="normal"/>
    </style:style>
    <style:style style:name="P20" style:family="paragraph" style:parent-style-name="Standard">
      <style:text-properties fo:color="#000000" officeooo:rsid="0037f30a" officeooo:paragraph-rsid="0037f30a"/>
    </style:style>
    <style:style style:name="P21" style:family="paragraph" style:parent-style-name="Standard">
      <style:text-properties officeooo:rsid="00267d7a" officeooo:paragraph-rsid="00267d7a"/>
    </style:style>
    <style:style style:name="P22" style:family="paragraph" style:parent-style-name="Standard">
      <style:text-properties officeooo:rsid="002572bb" officeooo:paragraph-rsid="002572bb"/>
    </style:style>
    <style:style style:name="P23" style:family="paragraph" style:parent-style-name="Standard">
      <style:text-properties officeooo:rsid="002a6af8" officeooo:paragraph-rsid="002a6af8"/>
    </style:style>
    <style:style style:name="P24" style:family="paragraph" style:parent-style-name="Standard">
      <style:text-properties officeooo:rsid="002c6782" officeooo:paragraph-rsid="002c6782"/>
    </style:style>
    <style:style style:name="P25" style:family="paragraph" style:parent-style-name="Standard">
      <style:text-properties officeooo:rsid="002e64f6" officeooo:paragraph-rsid="002e64f6"/>
    </style:style>
    <style:style style:name="P26" style:family="paragraph" style:parent-style-name="Standard">
      <style:text-properties officeooo:rsid="002fb6b1" officeooo:paragraph-rsid="002fb6b1"/>
    </style:style>
    <style:style style:name="P27" style:family="paragraph" style:parent-style-name="Standard">
      <style:text-properties officeooo:rsid="0030d4b9" officeooo:paragraph-rsid="0030d4b9"/>
    </style:style>
    <style:style style:name="P28" style:family="paragraph" style:parent-style-name="Standard">
      <style:text-properties officeooo:rsid="003174e0" officeooo:paragraph-rsid="003174e0"/>
    </style:style>
    <style:style style:name="P29" style:family="paragraph" style:parent-style-name="Standard">
      <style:text-properties officeooo:rsid="00334468" officeooo:paragraph-rsid="00334468"/>
    </style:style>
    <style:style style:name="P30" style:family="paragraph" style:parent-style-name="Standard">
      <style:text-properties officeooo:rsid="0039b44d" officeooo:paragraph-rsid="0039b44d"/>
    </style:style>
    <style:style style:name="P31" style:family="paragraph" style:parent-style-name="Standard">
      <style:text-properties officeooo:rsid="0040013a" officeooo:paragraph-rsid="0040013a"/>
    </style:style>
    <style:style style:name="P32" style:family="paragraph" style:parent-style-name="Standard">
      <style:text-properties officeooo:rsid="00400e55" officeooo:paragraph-rsid="00400e55"/>
    </style:style>
    <style:style style:name="P33" style:family="paragraph" style:parent-style-name="Standard">
      <style:text-properties officeooo:rsid="00415e81" officeooo:paragraph-rsid="00415e81"/>
    </style:style>
    <style:style style:name="P34" style:family="paragraph" style:parent-style-name="Standard">
      <style:text-properties officeooo:rsid="00422cc6" officeooo:paragraph-rsid="00422cc6"/>
    </style:style>
    <style:style style:name="T1" style:family="text">
      <style:text-properties officeooo:rsid="00149a33"/>
    </style:style>
    <style:style style:name="T2" style:family="text">
      <style:text-properties officeooo:rsid="00169449"/>
    </style:style>
    <style:style style:name="T3" style:family="text">
      <style:text-properties officeooo:rsid="0016b1ce"/>
    </style:style>
    <style:style style:name="T4" style:family="text">
      <style:text-properties officeooo:rsid="0017ae6f"/>
    </style:style>
    <style:style style:name="T5" style:family="text">
      <style:text-properties officeooo:rsid="00271561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/1<text:span text:style-name="T2">2</text:span>/17</text:p>
      <text:p text:style-name="P2">member, sitemap, news(monthly), classified page, something other user can see, <text:s/><text:span text:style-name="T1">data with permission </text:span></text:p>
      <text:p text:style-name="P2">Getting album cover. <text:s/><text:span text:style-name="T3">Gallery page</text:span></text:p>
      <text:p text:style-name="P2">Use Identity for authorization</text:p>
      <text:p text:style-name="P3">dungeon and dragon game </text:p>
      <text:p text:style-name="P4">[ ] is C# dictionary in view</text:p>
      <text:p text:style-name="P4">.<text:span text:style-name="T4">net dictionary + name value pair</text:span></text:p>
      <text:p text:style-name="P4"/>
      <text:p text:style-name="P5">1/17/17</text:p>
      <text:p text:style-name="P6">Strongly typed model</text:p>
      <text:p text:style-name="P6"/>
      <text:p text:style-name="P9">https://docs.microsoft.com/en-us/aspnet/core/tutorials/first-mvc-app/adding-view</text:p>
      <text:p text:style-name="P6"/>
      <text:p text:style-name="P7">1/19/17</text:p>
      <text:p text:style-name="P8">Access database should come out from controller</text:p>
      <text:p text:style-name="P8">Reduce dependencies</text:p>
      <text:p text:style-name="P8">Separation of concerns</text:p>
      <text:p text:style-name="P8"/>
      <text:p text:style-name="P10">ViewData, <text:s/>Viewbag, <text:s/>Model</text:p>
      <text:p text:style-name="P10"/>
      <text:p text:style-name="P11">movie.ReleaseDate = new System.DateTime(1998, 7, 1) ;***** <text:s/></text:p>
      <text:p text:style-name="P11">try = “1998, 7, 1”;</text:p>
      <text:p text:style-name="P11"/>
      <text:p text:style-name="P17">1/14/17</text:p>
      <text:p text:style-name="P12">Ask about how to create view in one level down?</text:p>
      <text:p text:style-name="P13">clone vs download in github?</text:p>
      <text:p text:style-name="P14">look at the video at 11.40</text:p>
      <text:p text:style-name="P14"/>
      <text:p text:style-name="P15">introvert, expressive</text:p>
      <text:p text:style-name="P15"/>
      <text:p text:style-name="P22">1/<text:span text:style-name="T5">31</text:span>/17</text:p>
      <text:p text:style-name="P23"><text:span text:style-name="T6">Relationships </text:span><text:s text:c="3"/></text:p>
      <text:p text:style-name="P23">has a: <text:s/>composition <text:s text:c="3"/>can’t change it</text:p>
      <text:p text:style-name="P23">whole part: <text:s/>aggregation <text:s/></text:p>
      <text:p text:style-name="P23">is a: <text:s/>inheritance</text:p>
      <text:p text:style-name="P23"/>
      <text:p text:style-name="P24">ORM <text:s/>hibernate in java</text:p>
      <text:p text:style-name="P25">write linq in repository, controller will have the method to call in repository</text:p>
      <text:p text:style-name="P21"/>
      <text:p text:style-name="P26">DateTime to check change </text:p>
      <text:p text:style-name="P26"/>
      <text:p text:style-name="P26"/>
      <text:p text:style-name="P26"/>
      <text:p text:style-name="P26"/>
      <text:p text:style-name="P27">Aggregate function</text:p>
      <text:p text:style-name="P28">read more migration </text:p>
      <text:p text:style-name="P29">10.41</text:p>
      <text:p text:style-name="P29"/>
      <text:p text:style-name="P18">lazy loading </text:p>
      <text:p text:style-name="P19"><text:soft-page-break/>add include for author member to show up</text:p>
      <text:p text:style-name="P20">change from IEnumerable to IQuerable in controller</text:p>
      <text:p text:style-name="P16"/>
      <text:p text:style-name="P5"/>
      <text:p text:style-name="P30">review on video at 10.38</text:p>
      <text:p text:style-name="P30">fontawesome.io</text:p>
      <text:p text:style-name="P30">session state is in server</text:p>
      <text:p text:style-name="P30"/>
      <text:p text:style-name="P30">cdn vs bower</text:p>
      <text:p text:style-name="P30">partial view </text:p>
      <text:p text:style-name="P30"/>
      <text:p text:style-name="P30"/>
      <text:p text:style-name="P31">Google api live</text:p>
      <text:p text:style-name="P32">Git repo to azure</text:p>
      <text:p text:style-name="P32"/>
      <text:p text:style-name="P33">beta on term project turn in on Tuesday week 10 <text:s/>(3/14)</text:p>
      <text:p text:style-name="P33"/>
      <text:p text:style-name="P34">Validation is done in model <text:s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0:46:29.507000000</meta:creation-date>
    <meta:generator>LibreOffice/5.2.4.2$Windows_x86 LibreOffice_project/3d5603e1122f0f102b62521720ab13a38a4e0eb0</meta:generator>
    <dc:date>2017-02-28T10:51:19.747000000</dc:date>
    <meta:editing-duration>PT7H8M40S</meta:editing-duration>
    <meta:editing-cycles>26</meta:editing-cycles>
    <meta:document-statistic meta:table-count="0" meta:image-count="0" meta:object-count="0" meta:page-count="2" meta:paragraph-count="45" meta:word-count="194" meta:character-count="1276" meta:non-whitespace-character-count="1099"/>
  </office:meta>
</office:document-meta>
</file>